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 style:may-break-between-rows="false"/>
    </style:style>
    <style:style style:name="Table1.A" style:family="table-column">
      <style:table-column-properties style:column-width="4.397cm"/>
    </style:style>
    <style:style style:name="Table1.B" style:family="table-column">
      <style:table-column-properties style:column-width="4.341cm"/>
    </style:style>
    <style:style style:name="Table1.D" style:family="table-column">
      <style:table-column-properties style:column-width="2.254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2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Table_20_Heading">
      <style:text-properties fo:font-size="12pt" style:font-size-asian="12pt" style:font-size-complex="12pt"/>
    </style:style>
    <style:style style:name="P4" style:family="paragraph" style:parent-style-name="Table_20_Heading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9" style:family="paragraph" style:parent-style-name="Table_20_Heading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General Journal</text:h>
      <text:p text:style-name="P1">Company: <text:placeholder text:placeholder-type="text">&lt;company.name&gt;</text:placeholder></text:p>
      <text:p text:style-name="P1">Currency: <text:placeholder text:placeholder-type="text">&lt;company.currency.name&gt;</text:placeholder></text:p>
      <text:p text:style-name="P1">Date: <text:placeholder text:placeholder-type="text">&lt;formatLang(time.strftime('%Y-%m-%d'), date=True, language=language)&gt;</text:placeholder> at <text:placeholder text:placeholder-type="text">&lt;time.strftime('%H:%M:%S')&gt;</text:placeholder></text:p>
      <text:p text:style-name="P1">From Date: <text:placeholder text:placeholder-type="text">&lt;formatLang(from_date, date=True, language=language)&gt;</text:placeholder></text:p>
      <text:p text:style-name="P1">To Date: <text:placeholder text:placeholder-type="text">&lt;formatLang(to_date, date=True, language=language)&gt;</text:placeholder></text:p>
      <text:section text:style-name="Sect1" text:name="Section1">
        <text:p text:style-name="P2"><text:placeholder text:placeholder-type="text">&lt;for each="move in objects"&gt;</text:placeholder></text:p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 table:number-columns-repeated="2"/>
          <table:table-header-rows>
            <table:table-row>
              <table:table-cell table:style-name="Table1.A1" office:value-type="string">
                <text:p text:style-name="P4">Journal Entry: <text:placeholder text:placeholder-type="text">&lt;move.name&gt;</text:placeholder></text:p>
              </table:table-cell>
              <table:table-cell table:style-name="Table1.A1" office:value-type="string">
                <text:p text:style-name="P4">Date: <text:placeholder text:placeholder-type="text">&lt;formatLang(move.date, date=True, language=language)&gt;</text:placeholder></text:p>
              </table:table-cell>
              <table:table-cell table:style-name="Table1.A1" office:value-type="string">
                <text:p text:style-name="P4">Reference: <text:placeholder text:placeholder-type="text">&lt;move.reference or ''&gt;</text:placeholder></text:p>
              </table:table-cell>
              <table:table-cell table:style-name="Table1.D1" table:number-columns-spanned="2" office:value-type="string">
                <text:p text:style-name="P4"><text:placeholder text:placeholder-type="text">&lt;if test="move.state == 'posted'"&gt;</text:placeholder></text:p>
                <text:p text:style-name="P4">Posted <text:placeholder text:placeholder-type="text">&lt;formatLang(move.post_date, date=True, language=language)&gt;</text:placeholder></text:p>
                <text:p text:style-name="P4"><text:placeholder text:placeholder-type="text">&lt;/if&gt;</text:placeholder></text:p>
                <text:p text:style-name="P4"><text:placeholder text:placeholder-type="text">&lt;if test="move.state == 'draft'"&gt;</text:placeholder></text:p>
                <text:p text:style-name="P4">Draft</text:p>
                <text:p text:style-name="P4"><text:placeholder text:placeholder-type="text">&lt;/if&gt;</text:placeholder></text:p>
              </table:table-cell>
              <table:covered-table-cell/>
            </table:table-row>
            <table:table-row>
              <table:table-cell table:style-name="Table1.A2" office:value-type="string">
                <text:p text:style-name="P3">Account</text:p>
              </table:table-cell>
              <table:table-cell table:style-name="Table1.A2" table:number-columns-spanned="2" office:value-type="string">
                <text:p text:style-name="P3">Name</text:p>
              </table:table-cell>
              <table:covered-table-cell/>
              <table:table-cell table:style-name="Table1.A2" office:value-type="string">
                <text:p text:style-name="P3">Debit</text:p>
              </table:table-cell>
              <table:table-cell table:style-name="Table1.E2" office:value-type="string">
                <text:p text:style-name="P3">Credit</text:p>
              </table:table-cell>
            </table:table-row>
          </table:table-header-rows>
          <table:table-row>
            <table:table-cell table:style-name="Table1.A3" table:number-columns-spanned="5" office:value-type="string">
              <text:p text:style-name="P5"><text:placeholder text:placeholder-type="text">&lt;for each="line in move.lines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4" office:value-type="string">
              <text:p text:style-name="P5"><text:placeholder text:placeholder-type="text">&lt;(line.account.code and (line.account.code + ' ') or '') + line.account.name&gt;</text:placeholder></text:p>
            </table:table-cell>
            <table:table-cell table:style-name="Table1.A4" table:number-columns-spanned="2" office:value-type="string">
              <text:p text:style-name="P5"><text:placeholder text:placeholder-type="text">&lt;line.name&gt;</text:placeholder></text:p>
            </table:table-cell>
            <table:covered-table-cell/>
            <table:table-cell table:style-name="Table1.A4" office:value-type="string">
              <text:p text:style-name="P6"><text:placeholder text:placeholder-type="text">&lt;formatLang(line.debit, digits, language=language)&gt;</text:placeholder></text:p>
            </table:table-cell>
            <table:table-cell table:style-name="Table1.A3" office:value-type="string">
              <text:p text:style-name="P6"><text:placeholder text:placeholder-type="text">&lt;formatLang(line.credit, digits, language=language)&gt;</text:placeholder></text:p>
            </table:table-cell>
          </table:table-row>
          <table:table-row>
            <table:table-cell table:style-name="Table1.A3" table:number-columns-spanned="5" office:value-type="string">
              <text:p text:style-name="P5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6:29</meta:creation-date>
    <dc:date>2008-07-17T23:01:35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7" meta:word-count="20" meta:character-count="152"/>
  </office:meta>
</office:document-meta>
</file>